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>
            <text:p>thao.pham</text:p>
          </table:table-cell>
          <table:table-cell table:style-name="ce163" table:number-columns-repeated="3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thao.pham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>
            <text:p>thao.pham</text:p>
          </table:table-cell>
          <table:table-cell table:number-columns-repeated="1012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1012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1012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1012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14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0T14:17:26</dc:date>
    <meta:print-date>2008-06-17T00:45:47</meta:print-date>
    <dc:language>en-US</dc:language>
    <meta:editing-cycles>901</meta:editing-cycles>
    <meta:editing-duration>PT357H38M33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